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7.739cm"/>
      <style:paragraph-properties style:writing-mode="lr-tb"/>
    </style:style>
    <style:style style:name="pr3" style:family="presentation" style:parent-style-name="Default-subtitle" style:list-style-name="L1">
      <style:graphic-properties draw:fill-color="#ffffff" fo:min-height="1.90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-color="#ffffff"/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DejaVu San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Liberation Sans1" fo:font-size="20pt" style:text-underline-style="none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7" style:family="text">
      <style:text-properties fo:font-variant="normal" fo:text-transform="none" fo:color="#0070ad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Noto Sans CJK SC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0070ad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he Past</text:p>
          </draw:text-box>
        </draw:frame>
        <draw:frame presentation:style-name="pr2" draw:text-style-name="P3" draw:layer="layout" svg:width="12.57cm" svg:height="7.739cm" svg:x="1.4cm" svg:y="5.08cm" presentation:class="subtitle" presentation:user-transformed="true">
          <draw:text-box>
            <text:p><text:span text:style-name="T1">Main projects the 5 last years :</text:span></text:p>
            <text:p><text:span text:style-name="T1"/></text:p>
            <text:p text:style-name="P2"><text:span text:style-name="T2">* Software Architect</text:span></text:p>
            <text:p text:style-name="P2"><text:span text:style-name="T2">* C++ Object Oriented development</text:span></text:p>
            <text:p text:style-name="P2"><text:span text:style-name="T2">* Technical leader</text:span></text:p>
            <text:p text:style-name="P2"><text:span text:style-name="T2">* Requirements Analysis</text:span></text:p>
            <text:p text:style-name="P2"><text:span text:style-name="T2">* Multi platform software</text:span></text:p>
          </draw:text-box>
        </draw:frame>
        <draw:frame presentation:style-name="pr2" draw:text-style-name="P5" draw:layer="layout" svg:width="12.57cm" svg:height="7.739cm" svg:x="14.1cm" svg:y="5.08cm">
          <draw:text-box>
            <text:p><text:span text:style-name="T1">What did I like the 5 last years :</text:span></text:p>
            <text:p><text:span text:style-name="T1"/></text:p>
            <text:p text:style-name="P2"><text:span text:style-name="T3">* </text:span><text:span text:style-name="T4">♥♥♥ </text:span><text:span text:style-name="T5">Development, in Iarge scale : from the Requirement to the Delivery.</text:span></text:p>
            <text:p text:style-name="P2"><text:span text:style-name="T3">* </text:span><text:span text:style-name="T4">♥♥♥♥</text:span><text:span text:style-name="T6">♥ </text:span><text:span text:style-name="T5">Coding C++ under Linux</text:span></text:p>
            <text:p text:style-name="P2"><text:span text:style-name="T3">* </text:span><text:span text:style-name="T4">♥♥♥♥ Software Architecture</text:span></text:p>
            <text:p text:style-name="P4"><text:span text:style-name="T3">* </text:span><text:span text:style-name="T4">♥♥♥ </text:span><text:span text:style-name="T5">Technical Leader</text:span></text:p>
            <text:p text:style-name="P4"><text:span text:style-name="T3">* </text:span><text:span text:style-name="T4">♥♥♥ Requirement Analysis</text:span></text:p>
            <text:p text:style-name="P4"><text:span text:style-name="T4">* ♥♥ Tests</text:span></text:p>
          </draw:text-box>
        </draw:frame>
        <draw:frame presentation:style-name="pr3" draw:text-style-name="P7" draw:layer="layout" svg:width="24.635cm" svg:height="1.909cm" svg:x="1.4cm" svg:y="2.796cm">
          <draw:text-box>
            <text:p text:style-name="P6"><text:span text:style-name="T7">As a software architect working in the field of embedded systems (</text:span><text:span text:style-name="T8">medical equipment, car, train, plane, satellite, ...) for more than 20 years, I am enthusiastic about designing, developing, testing and maintaining high quality complex syste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e <text:span text:style-name="T9">Future</text:span></text:p>
          </draw:text-box>
        </draw:frame>
        <draw:frame presentation:style-name="pr5" draw:text-style-name="P1" draw:layer="layout" svg:width="12.57cm" svg:height="10.795cm" svg:x="1.27cm" svg:y="3.81cm" presentation:class="outline" presentation:user-transformed="true">
          <draw:text-box>
            <text:list text:style-name="L2">
              <text:list-header>
                <text:p text:style-name="P9"><text:span text:style-name="T10">Role I like :</text:span></text:p>
              </text:list-header>
              <text:list-item>
                <text:p text:style-name="P9"><text:span text:style-name="T11">Software Architect</text:span></text:p>
                <text:p text:style-name="P9"><text:span text:style-name="T12">Project are rare, formation inexistent in Cap Gemini!</text:span></text:p>
              </text:list-item>
              <text:list-item>
                <text:p text:style-name="P9"><text:span text:style-name="T11">Code Analysis and Debugging</text:span></text:p>
                <text:p text:style-name="P9"><text:span text:style-name="T12">The dirtiest the better, but on Linux/Unix only.</text:span></text:p>
              </text:list-item>
              <text:list-item>
                <text:p text:style-name="P9"><text:span text:style-name="T11">Requirement Analysis</text:span></text:p>
                <text:p text:style-name="P9"><text:span text:style-name="T12">I discover I like it not so long ago, thanks to some unexpected project. Here again please give me some dirty requirements. <text:s/></text:span></text:p>
              </text:list-item>
              <text:list-item>
                <text:p text:style-name="P9"><text:span text:style-name="T11">Technical Leader</text:span></text:p>
                <text:p text:style-name="P9"><text:span text:style-name="T5">I want you to code right.</text:span></text:p>
                <text:p text:style-name="P9"><text:span text:style-name="T5"/></text:p>
              </text:list-item>
            </text:list>
          </draw:text-box>
        </draw:frame>
        <draw:frame presentation:style-name="pr5" draw:text-style-name="P1" draw:layer="layout" svg:width="12.57cm" svg:height="9.134cm" svg:x="13.97cm" svg:y="3.81cm" presentation:class="outline" presentation:user-transformed="true">
          <draw:text-box>
            <text:list text:style-name="L2">
              <text:list-header>
                <text:p text:style-name="P9"><text:span text:style-name="T1">What would make me happy :</text:span></text:p>
              </text:list-header>
              <text:list-item>
                <text:p text:style-name="P9"><text:span text:style-name="T5">Working on / with Linux system</text:span></text:p>
              </text:list-item>
              <text:list-item>
                <text:p text:style-name="P9"><text:span text:style-name="T5">Challenging project</text:span></text:p>
              </text:list-item>
              <text:list-item>
                <text:p text:style-name="P9"><text:span text:style-name="T5">Working on Future Technologies</text:span></text:p>
              </text:list-item>
              <text:list-item>
                <text:p text:style-name="P9"><text:span text:style-name="T5">More Money, at least reaching again what I have some years ago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3T13:14:42.205843114</meta:creation-date>
    <dc:date>2024-06-13T14:30:03.564312978</dc:date>
    <meta:editing-duration>PT11M5S</meta:editing-duration>
    <meta:editing-cycles>4</meta:editing-cycles>
    <meta:generator>LibreOffice/7.3.7.2$Linux_X86_64 LibreOffice_project/30$Build-2</meta:generator>
    <meta:document-statistic meta:object-count="32"/>
  </office:meta>
</office:document-meta>
</file>